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 table:align="left" style:width="8.5in"/>
    </style:style>
    <style:style style:name="TBL_0_0_col_0" style:family="table-column">
      <style:table-column-properties style:column-width="0.5in"/>
    </style:style>
    <style:style style:name="TBL_0_0_col_1" style:family="table-column">
      <style:table-column-properties style:column-width="0.06in"/>
    </style:style>
    <style:style style:name="TBL_0_0_col_2" style:family="table-column">
      <style:table-column-properties style:column-width="0.01in"/>
    </style:style>
    <style:style style:name="TBL_0_0_col_3" style:family="table-column">
      <style:table-column-properties style:column-width="0.06in"/>
    </style:style>
    <style:style style:name="TBL_0_0_col_4" style:family="table-column">
      <style:table-column-properties style:column-width="0.11in"/>
    </style:style>
    <style:style style:name="TBL_0_0_col_5" style:family="table-column">
      <style:table-column-properties style:column-width="0.2in"/>
    </style:style>
    <style:style style:name="TBL_0_0_col_6" style:family="table-column">
      <style:table-column-properties style:column-width="0.01in"/>
    </style:style>
    <style:style style:name="TBL_0_0_col_7" style:family="table-column">
      <style:table-column-properties style:column-width="0.47in"/>
    </style:style>
    <style:style style:name="TBL_0_0_col_8" style:family="table-column">
      <style:table-column-properties style:column-width="0.25in"/>
    </style:style>
    <style:style style:name="TBL_0_0_col_9" style:family="table-column">
      <style:table-column-properties style:column-width="0.26in"/>
    </style:style>
    <style:style style:name="TBL_0_0_col_10" style:family="table-column">
      <style:table-column-properties style:column-width="0.68in"/>
    </style:style>
    <style:style style:name="TBL_0_0_col_11" style:family="table-column">
      <style:table-column-properties style:column-width="0.11in"/>
    </style:style>
    <style:style style:name="TBL_0_0_col_12" style:family="table-column">
      <style:table-column-properties style:column-width="0.15in"/>
    </style:style>
    <style:style style:name="TBL_0_0_col_13" style:family="table-column">
      <style:table-column-properties style:column-width="0.69in"/>
    </style:style>
    <style:style style:name="TBL_0_0_col_14" style:family="table-column">
      <style:table-column-properties style:column-width="0.69in"/>
    </style:style>
    <style:style style:name="TBL_0_0_col_15" style:family="table-column">
      <style:table-column-properties style:column-width="0.84in"/>
    </style:style>
    <style:style style:name="TBL_0_0_col_16" style:family="table-column">
      <style:table-column-properties style:column-width="0.54in"/>
    </style:style>
    <style:style style:name="TBL_0_0_col_17" style:family="table-column">
      <style:table-column-properties style:column-width="0.26in"/>
    </style:style>
    <style:style style:name="TBL_0_0_col_18" style:family="table-column">
      <style:table-column-properties style:column-width="0.01in"/>
    </style:style>
    <style:style style:name="TBL_0_0_col_19" style:family="table-column">
      <style:table-column-properties style:column-width="0.62in"/>
    </style:style>
    <style:style style:name="TBL_0_0_col_20" style:family="table-column">
      <style:table-column-properties style:column-width="0.25in"/>
    </style:style>
    <style:style style:name="TBL_0_0_col_21" style:family="table-column">
      <style:table-column-properties style:column-width="0.54in"/>
    </style:style>
    <style:style style:name="TBL_0_0_col_22" style:family="table-column">
      <style:table-column-properties style:column-width="0.19in"/>
    </style:style>
    <style:style style:name="TBL_0_0_col_23" style:family="table-column">
      <style:table-column-properties style:column-width="0.01in"/>
    </style:style>
    <style:style style:name="TBL_0_0_col_24" style:family="table-column">
      <style:table-column-properties style:column-width="0.34in"/>
    </style:style>
    <style:style style:name="TBL_0_0_col_25" style:family="table-column">
      <style:table-column-properties style:column-width="0.05in"/>
    </style:style>
    <style:style style:name="TBL_0_0_col_26" style:family="table-column">
      <style:table-column-properties style:column-width="0.23in"/>
    </style:style>
    <style:style style:name="TBL_0_0_col_27" style:family="table-column">
      <style:table-column-properties style:column-width="0.26in"/>
    </style:style>
    <style:style style:name="TBL_0_0_row_0" style:family="table-row">
      <style:table-row-properties style:use-optimal-row-height="false" style:row-height="0.2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7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G0" style:family="graphic" style:parent-style-name="Graphics">
      <style:graphic-properties draw:fill-color="#null" style:horizontal-pos="left" style:horizontal-rel="paragraph" style:vertical-pos="top" style:vertical-rel="paragraph" svg:stroke-color="#000000" draw:stroke="solid" draw:stroke-dash="Dashed" svg:stroke-width="0.0in"/>
    </style:style>
    <style:style style:name="TBL_0_0_row_2" style:family="table-row">
      <style:table-row-properties style:use-optimal-row-height="false" style:row-height="0.01in"/>
    </style:style>
    <style:style style:name="TBL_0_0_row_3" style:family="table-row">
      <style:table-row-properties style:use-optimal-row-height="false" style:row-height="0.01in"/>
    </style:style>
    <style:style style:name="G1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0_row_4" style:family="table-row">
      <style:table-row-properties style:use-optimal-row-height="false" style:row-height="0.01in"/>
    </style:style>
    <style:style style:name="TBL_0_0_row_5" style:family="table-row">
      <style:table-row-properties style:use-optimal-row-height="false" style:row-height="0.27in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center"/>
    </style:style>
    <style:style style:name="P0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0" style:family="text">
      <style:text-properties style:font-name="SansSerif" fo:font-size="14.0pt" style:font-size-asian="14.0pt" style:font-size-complex="14.0pt" fo:font-weight="bold">
</style:text-properties>
    </style:style>
    <style:style style:name="TBL_0_0_row_6" style:family="table-row">
      <style:table-row-properties style:use-optimal-row-height="false" style:row-height="0.27in"/>
    </style:style>
    <style:style style:name="TBL_0_0_row_7" style:family="table-row">
      <style:table-row-properties style:use-optimal-row-height="false" style:row-height="0.18in"/>
    </style:style>
    <style:style style:name="TBL_0_0_row_8" style:family="table-row">
      <style:table-row-properties style:use-optimal-row-height="false" style:row-height="0.27in"/>
    </style:style>
    <style:style style:name="C3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end"/>
    </style:style>
    <style:style style:name="P1" style:family="paragraph">
      <style:paragraph-properties fo:line-height="100%" fo:text-align="end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1" style:family="text">
      <style:text-properties style:font-name="SansSerif" fo:font-size="10.0pt" style:font-size-asian="10.0pt" style:font-size-complex="10.0pt" fo:font-weight="bold">
</style:text-properties>
    </style:style>
    <style:style style:name="C4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start"/>
    </style:style>
    <style:style style:name="P2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2" style:family="text">
      <style:text-properties style:font-name="SansSerif" fo:font-size="10.0pt" style:font-size-asian="10.0pt" style:font-size-complex="10.0pt">
</style:text-properties>
    </style:style>
    <style:style style:name="TBL_0_0_row_9" style:family="table-row">
      <style:table-row-properties style:use-optimal-row-height="false" style:row-height="0.37in"/>
    </style:style>
    <style:style style:name="P3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BL_0_0_row_10" style:family="table-row">
      <style:table-row-properties style:use-optimal-row-height="false" style:row-height="0.01in"/>
    </style:style>
    <style:style style:name="TBL_0_0_row_11" style:family="table-row">
      <style:table-row-properties style:use-optimal-row-height="false" style:row-height="0.27in"/>
    </style:style>
    <style:style style:name="TBL_0_0_row_12" style:family="table-row">
      <style:table-row-properties style:use-optimal-row-height="false" style:row-height="0.36in"/>
    </style:style>
    <style:style style:name="TBL_0_0_row_13" style:family="table-row">
      <style:table-row-properties style:use-optimal-row-height="false" style:row-height="0.19in"/>
    </style:style>
    <style:style style:name="TBL_0_0_row_14" style:family="table-row">
      <style:table-row-properties style:use-optimal-row-height="false" style:row-height="0.27in"/>
    </style:style>
    <style:style style:name="TBL_0_0_row_15" style:family="table-row">
      <style:table-row-properties style:use-optimal-row-height="false" style:row-height="0.2in"/>
    </style:style>
    <style:style style:name="TBL_0_0_row_16" style:family="table-row">
      <style:table-row-properties style:use-optimal-row-height="false" style:row-height="0.27in"/>
    </style:style>
    <style:style style:name="TBL_0_0_row_17" style:family="table-row">
      <style:table-row-properties style:use-optimal-row-height="false" style:row-height="0.31in"/>
    </style:style>
    <style:style style:name="TBL_0_0_row_18" style:family="table-row">
      <style:table-row-properties style:use-optimal-row-height="false" style:row-height="0.27in"/>
    </style:style>
    <style:style style:name="TBL_0_0_row_19" style:family="table-row">
      <style:table-row-properties style:use-optimal-row-height="false" style:row-height="0.27in"/>
    </style:style>
    <style:style style:name="TBL_0_0_row_20" style:family="table-row">
      <style:table-row-properties style:use-optimal-row-height="false" style:row-height="0.7in"/>
    </style:style>
    <style:style style:name="C5" style:family="table-cell">
      <style:table-cell-properties fo:wrap-option="wrap" style:shrink-to-fit="false" fo:border-top="0.013888888888888888in solid #000000" fo:padding-top="0.0in" fo:border-left="0.013888888888888888in solid #000000" fo:padding-left="0.0in" fo:border-bottom="0.013888888888888888in solid #000000" fo:padding-bottom="0.0in" fo:border-right="0.013888888888888888in solid #000000" fo:padding-right="0.0in" style:vertical-align="top"/>
      <style:paragraph-properties fo:text-align="start"/>
    </style:style>
    <style:style style:name="TBL_0_0_17" style:family="table">
      <style:table-properties table:align="left" style:width="7.73in"/>
    </style:style>
    <style:style style:name="TBL_0_0_17_col_0" style:family="table-column">
      <style:table-column-properties style:column-width="0.33in"/>
    </style:style>
    <style:style style:name="TBL_0_0_17_col_1" style:family="table-column">
      <style:table-column-properties style:column-width="3.29in"/>
    </style:style>
    <style:style style:name="TBL_0_0_17_col_2" style:family="table-column">
      <style:table-column-properties style:column-width="1.29in"/>
    </style:style>
    <style:style style:name="TBL_0_0_17_col_3" style:family="table-column">
      <style:table-column-properties style:column-width="2.81in"/>
    </style:style>
    <style:style style:name="TBL_0_0_17_row_0" style:family="table-row">
      <style:table-row-properties style:use-optimal-row-height="false" style:row-height="0.26in"/>
    </style:style>
    <style:style style:name="C6" style:family="table-cell">
      <style:table-cell-properties fo:wrap-option="wrap" style:shrink-to-fit="false" fo:background-color="#DDB66E" fo:border-top="0.006944444444444444in solid #000000" fo:padding-top="0.0in" fo:border-left="0.006944444444444444in solid #000000" fo:padding-left="0.0in" fo:border-bottom="0.006944444444444444in solid #000000" fo:padding-bottom="0.0in" fo:border-right="0.006944444444444444in solid #000000" fo:padding-right="0.0in" style:vertical-align="top"/>
      <style:paragraph-properties fo:text-align="start"/>
    </style:style>
    <style:style style:name="TBL_0_0_17_0" style:family="table">
      <style:table-properties table:align="left" style:width="0.33in"/>
    </style:style>
    <style:style style:name="TBL_0_0_17_0_col_0" style:family="table-column">
      <style:table-column-properties style:column-width="0.33in"/>
    </style:style>
    <style:style style:name="TBL_0_0_17_0_row_0" style:family="table-row">
      <style:table-row-properties style:use-optimal-row-height="false" style:row-height="0.26in"/>
    </style:style>
    <style:style style:name="TBL_0_0_17_1" style:family="table">
      <style:table-properties table:align="left" style:width="3.29in"/>
    </style:style>
    <style:style style:name="TBL_0_0_17_1_col_0" style:family="table-column">
      <style:table-column-properties style:column-width="3.29in"/>
    </style:style>
    <style:style style:name="TBL_0_0_17_1_row_0" style:family="table-row">
      <style:table-row-properties style:use-optimal-row-height="false" style:row-height="0.26in"/>
    </style:style>
    <style:style style:name="TBL_0_0_17_2" style:family="table">
      <style:table-properties table:align="left" style:width="1.29in"/>
    </style:style>
    <style:style style:name="TBL_0_0_17_2_col_0" style:family="table-column">
      <style:table-column-properties style:column-width="1.29in"/>
    </style:style>
    <style:style style:name="TBL_0_0_17_2_row_0" style:family="table-row">
      <style:table-row-properties style:use-optimal-row-height="false" style:row-height="0.26in"/>
    </style:style>
    <style:style style:name="TBL_0_0_17_3" style:family="table">
      <style:table-properties table:align="left" style:width="2.81in"/>
    </style:style>
    <style:style style:name="TBL_0_0_17_3_col_0" style:family="table-column">
      <style:table-column-properties style:column-width="2.8in"/>
    </style:style>
    <style:style style:name="TBL_0_0_17_3_col_1" style:family="table-column">
      <style:table-column-properties style:column-width="0.01in"/>
    </style:style>
    <style:style style:name="TBL_0_0_17_3_row_0" style:family="table-row">
      <style:table-row-properties style:use-optimal-row-height="false" style:row-height="0.26in"/>
    </style:style>
    <style:style style:name="TBL_0_0_17_row_1" style:family="table-row">
      <style:table-row-properties style:use-optimal-row-height="false" style:row-height="0.44in"/>
    </style:style>
    <style:style style:name="C7" style:family="table-cell">
      <style:table-cell-properties fo:wrap-option="wrap" style:shrink-to-fit="false" fo:background-color="#FFFFFF" fo:border-top="0.006944444444444444in solid #000000" fo:padding-top="0.0in" fo:border-left="0.006944444444444444in solid #000000" fo:padding-left="0.0in" fo:border-bottom="0.006944444444444444in solid #000000" fo:padding-bottom="0.0in" fo:border-right="0.006944444444444444in solid #000000" fo:padding-right="0.0in" style:vertical-align="top"/>
      <style:paragraph-properties fo:text-align="start"/>
    </style:style>
    <style:style style:name="TBL_0_0_17_4" style:family="table">
      <style:table-properties table:align="left" style:width="0.33in"/>
    </style:style>
    <style:style style:name="TBL_0_0_17_4_col_0" style:family="table-column">
      <style:table-column-properties style:column-width="0.33in"/>
    </style:style>
    <style:style style:name="TBL_0_0_17_4_row_0" style:family="table-row">
      <style:table-row-properties style:use-optimal-row-height="false" style:row-height="0.44in"/>
    </style:style>
    <style:style style:name="TBL_0_0_17_5" style:family="table">
      <style:table-properties table:align="left" style:width="3.29in"/>
    </style:style>
    <style:style style:name="TBL_0_0_17_5_col_0" style:family="table-column">
      <style:table-column-properties style:column-width="3.29in"/>
    </style:style>
    <style:style style:name="TBL_0_0_17_5_row_0" style:family="table-row">
      <style:table-row-properties style:use-optimal-row-height="false" style:row-height="0.44in"/>
    </style:style>
    <style:style style:name="T3" style:family="text">
      <style:text-properties style:font-name="SansSerif" fo:font-size="8.0pt" style:font-size-asian="8.0pt" style:font-size-complex="8.0pt">
</style:text-properties>
    </style:style>
    <style:style style:name="TBL_0_0_17_6" style:family="table">
      <style:table-properties table:align="left" style:width="1.29in"/>
    </style:style>
    <style:style style:name="TBL_0_0_17_6_col_0" style:family="table-column">
      <style:table-column-properties style:column-width="1.29in"/>
    </style:style>
    <style:style style:name="TBL_0_0_17_6_row_0" style:family="table-row">
      <style:table-row-properties style:use-optimal-row-height="false" style:row-height="0.44in"/>
    </style:style>
    <style:style style:name="TBL_0_0_17_7" style:family="table">
      <style:table-properties table:align="left" style:width="2.81in"/>
    </style:style>
    <style:style style:name="TBL_0_0_17_7_col_0" style:family="table-column">
      <style:table-column-properties style:column-width="2.8in"/>
    </style:style>
    <style:style style:name="TBL_0_0_17_7_col_1" style:family="table-column">
      <style:table-column-properties style:column-width="0.01in"/>
    </style:style>
    <style:style style:name="TBL_0_0_17_7_row_0" style:family="table-row">
      <style:table-row-properties style:use-optimal-row-height="false" style:row-height="0.44in"/>
    </style:style>
    <style:style style:name="TBL_0_0_row_21" style:family="table-row">
      <style:table-row-properties style:use-optimal-row-height="false" style:row-height="0.04in"/>
    </style:style>
    <style:style style:name="TBL_0_0_row_22" style:family="table-row">
      <style:table-row-properties style:use-optimal-row-height="false" style:row-height="0.27in"/>
    </style:style>
    <style:style style:name="TBL_0_0_22" style:family="table">
      <style:table-properties table:align="left" style:width="0.84in"/>
    </style:style>
    <style:style style:name="TBL_0_0_22_col_0" style:family="table-column">
      <style:table-column-properties style:column-width="0.84in"/>
    </style:style>
    <style:style style:name="TBL_0_0_22_row_0" style:family="table-row">
      <style:table-row-properties style:use-optimal-row-height="false" style:row-height="0.27in"/>
    </style:style>
    <style:style style:name="TBL_0_0_22_0" style:family="table">
      <style:table-properties table:align="left" style:width="0.84in"/>
    </style:style>
    <style:style style:name="TBL_0_0_22_0_col_0" style:family="table-column">
      <style:table-column-properties style:column-width="0.84in"/>
    </style:style>
    <style:style style:name="TBL_0_0_22_0_row_0" style:family="table-row">
      <style:table-row-properties style:use-optimal-row-height="false" style:row-height="0.27in"/>
    </style:style>
    <style:style style:name="T4" style:family="text">
      <style:text-properties style:font-name="SansSerif" fo:font-size="12.0pt" style:font-size-asian="12.0pt" style:font-size-complex="12.0pt" fo:font-weight="bold">
</style:text-properties>
    </style:style>
    <style:style style:name="TBL_0_0_row_23" style:family="table-row">
      <style:table-row-properties style:use-optimal-row-height="false" style:row-height="0.13in"/>
    </style:style>
    <style:style style:name="TBL_0_0_row_24" style:family="table-row">
      <style:table-row-properties style:use-optimal-row-height="false" style:row-height="0.27in"/>
    </style:style>
    <style:style style:name="TBL_0_0_row_25" style:family="table-row">
      <style:table-row-properties style:use-optimal-row-height="false" style:row-height="4.18in"/>
    </style:style>
    <style:style style:name="TBL_0_0_row_26" style:family="table-row">
      <style:table-row-properties style:use-optimal-row-height="false" style:row-height="0.01in"/>
    </style:style>
    <style:style style:name="G2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0_row_27" style:family="table-row">
      <style:table-row-properties style:use-optimal-row-height="false" style:row-height="0.02in"/>
    </style:style>
    <style:style style:name="TBL_0_0_row_28" style:family="table-row">
      <style:table-row-properties style:use-optimal-row-height="false" style:row-height="0.27in"/>
    </style:style>
    <style:style style:name="C8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end"/>
    </style:style>
    <style:style style:name="P4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column table:style-name="TBL_0_0_col_11">
</table:table-column>
        <table:table-column table:style-name="TBL_0_0_col_12">
</table:table-column>
        <table:table-column table:style-name="TBL_0_0_col_13">
</table:table-column>
        <table:table-column table:style-name="TBL_0_0_col_14">
</table:table-column>
        <table:table-column table:style-name="TBL_0_0_col_15">
</table:table-column>
        <table:table-column table:style-name="TBL_0_0_col_16">
</table:table-column>
        <table:table-column table:style-name="TBL_0_0_col_17">
</table:table-column>
        <table:table-column table:style-name="TBL_0_0_col_18">
</table:table-column>
        <table:table-column table:style-name="TBL_0_0_col_19">
</table:table-column>
        <table:table-column table:style-name="TBL_0_0_col_20">
</table:table-column>
        <table:table-column table:style-name="TBL_0_0_col_21">
</table:table-column>
        <table:table-column table:style-name="TBL_0_0_col_22">
</table:table-column>
        <table:table-column table:style-name="TBL_0_0_col_23">
</table:table-column>
        <table:table-column table:style-name="TBL_0_0_col_24">
</table:table-column>
        <table:table-column table:style-name="TBL_0_0_col_25">
</table:table-column>
        <table:table-column table:style-name="TBL_0_0_col_26">
</table:table-column>
        <table:table-column table:style-name="TBL_0_0_col_27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4">
            <text:p><text:bookmark text:name="JR_PAGE_ANCHOR_0_1"/>
<draw:frame text:anchor-type="paragraph" draw:style-name="G0" svg:x="0.0in" svg:y="0.0in" svg:width="0.65in" svg:height="0.7in"><draw:image xlink:href="Pictures/img_0_0_1" xlink:type="simple" xlink:show="embed" xlink:actuate="onLoad"/>
</draw:frame></text:p>
          </table:table-cell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">
          <table:table-cell table:style-name="C0"/>
          <table:table-cell table:number-columns-spanned="25">
            <text:p><draw:line text:anchor-type="paragraph" draw:style-name="G1" svg:x1="0.0in" svg:y1="0.0in" svg:x2="7.48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">
          <table:table-cell table:style-name="C0"/>
          <table:table-cell table:style-name="C2" table:number-columns-spanned="25">
            <text:p text:style-name="P0"><text:span text:style-name="T0">COMUNICACIÓN INTERN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6">
          <table:table-cell table:style-name="C0"/>
          <table:table-cell table:style-name="C2" table:number-columns-spanned="24">
            <text:p text:style-name="P0"><text:span text:style-name="T0">CI - PPARB -SC- SIG - 204– 201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</table:table-row>
        <table:table-row table:style-name="TBL_0_0_row_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8">
          <table:table-cell table:style-name="C0"/>
          <table:table-cell table:style-name="C0"/>
          <table:table-cell table:style-name="C3" table:number-columns-spanned="4">
            <text:p text:style-name="P1"><text:span text:style-name="T1">A: </text:span></text:p>
          </table:table-cell>
          <table:covered-table-cell/>
          <table:covered-table-cell/>
          <table:covered-table-cell/>
          <table:table-cell table:style-name="C4" table:number-columns-spanned="12">
            <text:p text:style-name="P2"><text:span text:style-name="T2">MARIA JOSE SUBIRANA AÑEZ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17">
            <text:p text:style-name="P3"><text:span text:style-name="T1">PROFESIONAL SIG COMPONENTE DE RESTITUCION DE BOSQU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1">
          <table:table-cell table:style-name="C0"/>
          <table:table-cell table:style-name="C0"/>
          <table:table-cell table:style-name="C0"/>
          <table:table-cell table:style-name="C3" table:number-columns-spanned="4">
            <text:p text:style-name="P1"><text:span text:style-name="T1">DE:</text:span></text:p>
          </table:table-cell>
          <table:covered-table-cell/>
          <table:covered-table-cell/>
          <table:covered-table-cell/>
          <table:table-cell table:style-name="C4" table:number-columns-spanned="12">
            <text:p text:style-name="P2"><text:span text:style-name="T2">MAYA  CUCHALLO MARISC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17">
            <text:p text:style-name="P3"><text:span text:style-name="T1">PROFESIONAL SIG COMPONENTE DE RESTITUCION DE BOSQU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4" table:number-columns-spanned="11">
            <text:p text:style-name="P2"><text:span text:style-name="T1">Ref. Remisión de Carpet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6">
          <table:table-cell table:style-name="C0"/>
          <table:table-cell table:style-name="C0"/>
          <table:table-cell table:style-name="C0"/>
          <table:table-cell table:style-name="C0"/>
          <table:table-cell table:style-name="C4" table:number-columns-spanned="4">
            <text:p text:style-name="P2"><text:span text:style-name="T2">Santa Cruz,</text:span></text:p>
          </table:table-cell>
          <table:covered-table-cell/>
          <table:covered-table-cell/>
          <table:covered-table-cell/>
          <table:table-cell table:style-name="C2">
            <text:p text:style-name="P0"><text:span text:style-name="T2">4</text:span></text:p>
          </table:table-cell>
          <table:table-cell table:style-name="C2">
            <text:p text:style-name="P0"><text:span text:style-name="T2">de</text:span></text:p>
          </table:table-cell>
          <table:table-cell table:style-name="C4">
            <text:p text:style-name="P2"><text:span text:style-name="T2">Julio</text:span></text:p>
          </table:table-cell>
          <table:table-cell table:style-name="C4" table:number-columns-spanned="2">
            <text:p text:style-name="P2"><text:span text:style-name="T2">de</text:span></text:p>
          </table:table-cell>
          <table:covered-table-cell/>
          <table:table-cell table:style-name="C4" table:number-columns-spanned="2">
            <text:p text:style-name="P2"><text:span text:style-name="T2">2017</text:span></text:p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10">
            <text:p text:style-name="P3"><text:span text:style-name="T2">De mi mayor consideració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15">
            <text:p text:style-name="P3"><text:span text:style-name="T2">Mediante la presente hago la remisión de las siguientes carpetas a la unidad correspondiente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0">
          <table:table-cell table:style-name="C0"/>
          <table:table-cell table:style-name="C5" table:number-columns-spanned="26">
            <table:table is-subtable="true" table:name="TBL_0_0_17" table:style-name="TBL_0_0_17">
              <table:table-column table:style-name="TBL_0_0_17_col_0">
</table:table-column>
              <table:table-column table:style-name="TBL_0_0_17_col_1">
</table:table-column>
              <table:table-column table:style-name="TBL_0_0_17_col_2">
</table:table-column>
              <table:table-column table:style-name="TBL_0_0_17_col_3">
</table:table-column>
              <table:table-row table:style-name="TBL_0_0_17_row_0">
                <table:table-cell table:style-name="C6">
                  <table:table is-subtable="true" table:name="TBL_0_0_17_0" table:style-name="TBL_0_0_17_0">
                    <table:table-column table:style-name="TBL_0_0_17_0_col_0">
</table:table-column>
                    <table:table-row table:style-name="TBL_0_0_17_0_row_0">
                      <table:table-cell table:style-name="C2">
                        <text:p text:style-name="P0"><text:span text:style-name="T2">Nº</text:span></text:p>
                      </table:table-cell>
                    </table:table-row>
                  </table:table>
                </table:table-cell>
                <table:table-cell table:style-name="C6">
                  <table:table is-subtable="true" table:name="TBL_0_0_17_1" table:style-name="TBL_0_0_17_1">
                    <table:table-column table:style-name="TBL_0_0_17_1_col_0">
</table:table-column>
                    <table:table-row table:style-name="TBL_0_0_17_1_row_0">
                      <table:table-cell table:style-name="C2">
                        <text:p text:style-name="P0"><text:span text:style-name="T2">Nombre del Predio</text:span></text:p>
                      </table:table-cell>
                    </table:table-row>
                  </table:table>
                </table:table-cell>
                <table:table-cell table:style-name="C6">
                  <table:table is-subtable="true" table:name="TBL_0_0_17_2" table:style-name="TBL_0_0_17_2">
                    <table:table-column table:style-name="TBL_0_0_17_2_col_0">
</table:table-column>
                    <table:table-row table:style-name="TBL_0_0_17_2_row_0">
                      <table:table-cell table:style-name="C2">
                        <text:p text:style-name="P0"><text:span text:style-name="T2">Código de Parcela</text:span></text:p>
                      </table:table-cell>
                    </table:table-row>
                  </table:table>
                </table:table-cell>
                <table:table-cell table:style-name="C6">
                  <table:table is-subtable="true" table:name="TBL_0_0_17_3" table:style-name="TBL_0_0_17_3">
                    <table:table-column table:style-name="TBL_0_0_17_3_col_0">
</table:table-column>
                    <table:table-column table:style-name="TBL_0_0_17_3_col_1">
</table:table-column>
                    <table:table-row table:style-name="TBL_0_0_17_3_row_0">
                      <table:table-cell table:style-name="C2">
                        <text:p text:style-name="P0"><text:span text:style-name="T2">Observaciones</text:span></text:p>
                      </table:table-cell>
                      <table:table-cell table:style-name="C0"/>
                    </table:table-row>
                  </table:table>
                </table:table-cell>
              </table:table-row>
              <table:table-row table:style-name="TBL_0_0_17_row_1">
                <table:table-cell table:style-name="C7">
                  <table:table is-subtable="true" table:name="TBL_0_0_17_4" table:style-name="TBL_0_0_17_4">
                    <table:table-column table:style-name="TBL_0_0_17_4_col_0">
</table:table-column>
                    <table:table-row table:style-name="TBL_0_0_17_4_row_0">
                      <table:table-cell table:style-name="C2">
                        <text:p text:style-name="P0"><text:span text:style-name="T2">1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0_17_5" table:style-name="TBL_0_0_17_5">
                    <table:table-column table:style-name="TBL_0_0_17_5_col_0">
</table:table-column>
                    <table:table-row table:style-name="TBL_0_0_17_5_row_0">
                      <table:table-cell table:style-name="C2">
                        <text:p text:style-name="P0"><text:span text:style-name="T3">PERSEVERANCIA                                                                                       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0_17_6" table:style-name="TBL_0_0_17_6">
                    <table:table-column table:style-name="TBL_0_0_17_6_col_0">
</table:table-column>
                    <table:table-row table:style-name="TBL_0_0_17_6_row_0">
                      <table:table-cell table:style-name="C2">
                        <text:p text:style-name="P0"><text:span text:style-name="T2">07030120170007</text:span></text:p>
                      </table:table-cell>
                    </table:table-row>
                  </table:table>
                </table:table-cell>
                <table:table-cell table:style-name="C7">
                  <table:table is-subtable="true" table:name="TBL_0_0_17_7" table:style-name="TBL_0_0_17_7">
                    <table:table-column table:style-name="TBL_0_0_17_7_col_0">
</table:table-column>
                    <table:table-column table:style-name="TBL_0_0_17_7_col_1">
</table:table-column>
                    <table:table-row table:style-name="TBL_0_0_17_7_row_0">
                      <table:table-cell table:style-name="C2">
                        <text:p text:style-name="P0"/>
                      </table:table-cell>
                      <table:table-cell table:style-name="C0"/>
                    </table:table-row>
                  </table:table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2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4" table:number-columns-spanned="5">
            <text:p text:style-name="P2"><text:span text:style-name="T2">Total Carpetas remitidas</text:span></text:p>
          </table:table-cell>
          <table:covered-table-cell/>
          <table:covered-table-cell/>
          <table:covered-table-cell/>
          <table:covered-table-cell/>
          <table:table-cell table:style-name="C5" table:number-columns-spanned="2">
            <table:table is-subtable="true" table:name="TBL_0_0_22" table:style-name="TBL_0_0_22">
              <table:table-column table:style-name="TBL_0_0_22_col_0">
</table:table-column>
              <table:table-row table:style-name="TBL_0_0_22_row_0">
                <table:table-cell table:style-name="C7">
                  <table:table is-subtable="true" table:name="TBL_0_0_22_0" table:style-name="TBL_0_0_22_0">
                    <table:table-column table:style-name="TBL_0_0_22_0_col_0">
</table:table-column>
                    <table:table-row table:style-name="TBL_0_0_22_0_row_0">
                      <table:table-cell table:style-name="C2">
                        <text:p text:style-name="P0"><text:span text:style-name="T4">1</text:span></text:p>
                      </table:table-cell>
                    </table:table-row>
                  </table:table>
                </table:table-cell>
              </table:table-row>
            </table:table>
          </table:table-cell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1" table:number-columns-spanned="11">
            <text:p text:style-name="P3"><text:span text:style-name="T2">Sin otro particular me despido cordialment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6">
          <table:table-cell table:style-name="C0"/>
          <table:table-cell table:number-columns-spanned="25">
            <text:p><draw:line text:anchor-type="paragraph" draw:style-name="G2" svg:x1="0.0in" svg:y1="0.0in" svg:x2="7.48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2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8" table:number-columns-spanned="2">
            <text:p text:style-name="P4"><text:span text:style-name="T3">Pagina 1 de</text:span></text:p>
          </table:table-cell>
          <table:covered-table-cell/>
          <table:table-cell table:style-name="C1" table:number-columns-spanned="3">
            <text:p text:style-name="P3"><text:span text:style-name="T3"> 1</text:span></text:p>
          </table:table-cell>
          <table:covered-table-cell/>
          <table:covered-table-cell/>
          <table:table-cell table:style-name="C0"/>
          <table:table-cell table:style-name="C0"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5in" fo:page-height="11.0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